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7"/>
        <table:table-column table:style-name="co5" table:default-cell-style-name="ce1"/>
        <table:table-column table:style-name="co1" table:default-cell-style-name="ce7"/>
        <table:table-row table:style-name="ro1">
          <table:table-cell table:style-name="ce3" office:value-type="string" calcext:value-type="string">
            <text:p>Codigo</text:p>
          </table:table-cell>
          <table:table-cell table:style-name="ce6" office:value-type="string" calcext:value-type="string">
            <text:p>Expositor</text:p>
          </table:table-cell>
          <table:table-cell table:style-name="ce6" office:value-type="string" calcext:value-type="string">
            <text:p>Posicao</text:p>
          </table:table-cell>
          <table:table-cell table:style-name="ce8" office:value-type="string" calcext:value-type="string">
            <text:p>Unidade</text:p>
          </table:table-cell>
          <table:table-cell table:style-name="ce8" office:value-type="string" calcext:value-type="string">
            <text:p>Referencia</text:p>
          </table:table-cell>
          <table:table-cell table:style-name="ce8" office:value-type="string" calcext:value-type="string">
            <text:p>Quantidade </text:p>
          </table:table-cell>
        </table:table-row>
        <table:table-row table:style-name="ro1">
          <table:table-cell office:value-type="float" office:value="1061136" calcext:value-type="float">
            <text:p>106113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6224" calcext:value-type="float">
            <text:p>108622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353" calcext:value-type="float">
            <text:p>105035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215" calcext:value-type="float">
            <text:p>106021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74" calcext:value-type="float">
            <text:p>106217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178" calcext:value-type="float">
            <text:p>106217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6989" calcext:value-type="float">
            <text:p>106698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616" calcext:value-type="float">
            <text:p>111961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1" calcext:value-type="float">
            <text:p>111566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157" calcext:value-type="float">
            <text:p>10761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1" calcext:value-type="float">
            <text:p>11156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ro Quadrado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12W20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707" calcext:value-type="float">
            <text:p>109670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59" calcext:value-type="float">
            <text:p>11156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0" calcext:value-type="float">
            <text:p>111566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22W2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017" calcext:value-type="float">
            <text:p>109601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254" calcext:value-type="float">
            <text:p>112025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131265" calcext:value-type="float">
            <text:p>113126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12W20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6434" calcext:value-type="float">
            <text:p>109643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2" calcext:value-type="float">
            <text:p>111566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130612" calcext:value-type="float">
            <text:p>113061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INC1257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70" calcext:value-type="float">
            <text:p>111567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8710" calcext:value-type="float">
            <text:p>11187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077498" calcext:value-type="float">
            <text:p>107749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tro Quadrado</text:p>
          </table:table-cell>
          <table:table-cell office:value-type="string" calcext:value-type="string">
            <text:p>F3501AW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764" calcext:value-type="float">
            <text:p>109776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030" calcext:value-type="float">
            <text:p>105103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688" calcext:value-type="float">
            <text:p>105068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669" calcext:value-type="float">
            <text:p>111566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7247" calcext:value-type="float">
            <text:p>109724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676" calcext:value-type="float">
            <text:p>109867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114" calcext:value-type="float">
            <text:p>11061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471" calcext:value-type="float">
            <text:p>105847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559" calcext:value-type="float">
            <text:p>111755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776" calcext:value-type="float">
            <text:p>111777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767" calcext:value-type="float">
            <text:p>107876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563" calcext:value-type="float">
            <text:p>111756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957" calcext:value-type="float">
            <text:p>111995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934" calcext:value-type="float">
            <text:p>111793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Metro Quadrado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581" calcext:value-type="float">
            <text:p>111758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654" calcext:value-type="float">
            <text:p>111765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778" calcext:value-type="float">
            <text:p>111777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519" calcext:value-type="float">
            <text:p>111751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3104" calcext:value-type="float">
            <text:p>112310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639" calcext:value-type="float">
            <text:p>111963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9815" calcext:value-type="float">
            <text:p>102981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720" calcext:value-type="float">
            <text:p>111772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977" calcext:value-type="float">
            <text:p>112197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8229" calcext:value-type="float">
            <text:p>109822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tro Quadrad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1"/>
          <table:table-cell table:style-name="Default" table:number-columns-repeated="4"/>
        </table:table-row>
        <table:table-row table:style-name="ro1">
          <table:table-cell table:style-name="Default"/>
          <table:table-cell table:style-name="ce1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6:10:34.4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7:51:57.733000000</meta:creation-date>
    <dc:date>2023-10-05T16:41:20.389000000</dc:date>
    <meta:editing-duration>PT30M39S</meta:editing-duration>
    <meta:editing-cycles>8</meta:editing-cycles>
    <meta:generator>LibreOffice/6.0.5.2$Windows_X86_64 LibreOffice_project/54c8cbb85f300ac59db32fe8a675ff7683cd5a16</meta:generator>
    <meta:document-statistic meta:table-count="1" meta:cell-count="256" meta:object-count="0"/>
  </office:meta>
</office:document-meta>
</file>